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09" calcext:value-type="float">
            <text:p>809</text:p>
          </table:table-cell>
          <table:table-cell table:style-name="ce7" table:formula="of:=COUNTIF([.B7:.B999];&quot;X&quot;)" office:value-type="float" office:value="688" calcext:value-type="float">
            <text:p>688</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61" calcext:value-type="float">
            <text:p>86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6">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Subi uma alteraçã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45">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29">00/00/0000</text:date>, <text:time style:data-style-name="N2" text:time-value="21:53:56.08942335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29T21:54:13.940358253</dc:date>
    <meta:editing-duration>PT22H41M31S</meta:editing-duration>
    <meta:editing-cycles>799</meta:editing-cycles>
    <meta:document-statistic meta:table-count="1" meta:cell-count="4869" meta:object-count="0"/>
  </office:meta>
</office:document-meta>
</file>